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list xml:id="list2976430927313068952" text:style-name="L1">
        <text:list-item>
          <text:p text:style-name="P2">WASD moves the player and clicking the mouse in a direction you want to attack makes the player attack in that direction.</text:p>
        </text:list-item>
        <text:list-item>
          <text:p text:style-name="P2">With plenty of feedback on the screen the player can easily and quickly grasp what is going on and the core mechanic of the game, kill enemies by smacking them with your sword, is easy to do.</text:p>
        </text:list-item>
        <text:list-item>
          <text:p text:style-name="P2">With an ever increasing difficulty play will typically last around 5 minutes before the player dies. However good or smart players can last longer.</text:p>
        </text:list-item>
        <text:list-item>
          <text:p text:style-name="P2">We have background sound as well as sound for when the player kills an enemy.</text:p>
        </text:list-item>
        <text:list-item>
          <text:p text:style-name="P2">We start the player off by giving them the controls and a basic goal, kill circles for combos. The player is then allowed to test out the controls and kill stationary enemies to familiarize themselves with the game. The game proper doesn't start until the player has dispatched all of the tutorial enemies.</text:p>
        </text:list-item>
        <text:list-item>
          <text:p text:style-name="P2">While not immediately obvious what the different color circles mean, players get instant feedback on screen when they kill that enemy type.</text:p>
        </text:list-item>
        <text:list-item>
          <text:p text:style-name="P2">We track high scores locally on the machine. </text:p>
        </text:list-item>
        <text:list-item>
          <text:p text:style-name="P2">One the surface the player is just smacking enemies and killing them, which is a perfectly viable way to play. However the game is based around combos and a player that is trying to set up combos, by slaughtering the most enemies at once, will be doing far better then a player just killing enemies one at a time. Creating combos not only nets you more points, but it also provides players with more regenerating health, longer speed boost uptime, and the ability to use their special attack more often.</text:p>
        </text:list-item>
        <text:list-item>
          <text:p text:style-name="P2">I think I would label this game as an action/survival game.</text:p>
        </text:list-item>
        <text:list-item>
          <text:p text:style-name="P2">The core of the boomshine code is there, such as use of many utility functions, however we changed the way enemies behave, <text:s/>gave the player in in game avatar, and repurposed the chain reaction theme. </text:p>
        </text:list-item>
        <text:list-item>
          <text:p text:style-name="P2">Yes I would consider this portfolio work and plan on adding it to my portfolio.</text:p>
        </text:list-item>
        <text:list-item>
          <text:p text:style-name="P2">For my part, I worked mostly with the enemies and related features. The enemy behaviors, the enemy collisions, as well as the combo system are what I focused on. I also worked on other smaller aspects such as the sound and font. Kyle is primarily responsible for everything player character related. The character itself, the sword it swings, ad collision detection with the sword are what he focused on. He also wrote the code for the obstacles on the screen as well a defined the gamestates.</text:p>
        </text:list-item>
        <text:list-item>
          <text:p text:style-name="P2">I think this project is worth about an 80%. The core of the game we wanted to make is totally there but it is rough around the edges. It could use some tuning up, but ultimately it is a finished g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ey borro</meta:initial-creator>
    <meta:creation-date>2015-03-02T02:53:08.56</meta:creation-date>
    <meta:document-statistic meta:table-count="0" meta:image-count="0" meta:object-count="0" meta:page-count="1" meta:paragraph-count="14" meta:word-count="473" meta:character-count="2603"/>
    <dc:date>2015-03-02T03:13:01.76</dc:date>
    <dc:creator>trey borro</dc:creator>
    <meta:editing-duration>PT3M52S</meta:editing-duration>
    <meta:editing-cycles>1</meta:editing-cycles>
    <meta:generator>OpenOffice/4.1.1$Win32 OpenOffice.org_project/411m6$Build-9775</meta:generator>
  </office:meta>
</office:document-meta>
</file>